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4264964033057827682"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2651175439825558198"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2674159378694694378"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4577187581390241730"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837336308137686242"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340384748658025881"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70033384896890925"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7073708232185873869"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3812616" text:continue-list="list370033384896890925"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04061095210393114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812325"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834083"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3814596"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3820491"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820855"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580177783134648807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4975282964915788084"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369928623615151636"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807854"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399126988428769610"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296627026548476652"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080301627228848793" text:style-name="L15">
        <text:list-item>
          <text:list>
            <text:list-header>
              <text:p text:style-name="P182">1.5 miles averaging about 9:40/mile and rest 1 min</text:p>
            </text:list-header>
          </text:list>
        </text:list-item>
      </text:list>
      <text:p text:style-name="P24">1 mile in 8:26 and rest 2 min</text:p>
      <text:list xml:id="list7554607144168167414"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567380112283941203"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838526"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7869409534530119259"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97803159967204469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8563901261850364484"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3824122" text:continue-list="list6978031599672044692" text:style-name="L19">
        <text:list-item>
          <text:list>
            <text:list-header>
              <text:p text:style-name="P186">(Pace*HR)=1240</text:p>
            </text:list-header>
          </text:list>
        </text:list-item>
      </text:list>
      <text:list xml:id="list33823484" text:continue-list="list7869409534530119259" text:style-name="L18">
        <text:list-item>
          <text:list>
            <text:list-header>
              <text:p text:style-name="P185">2 miles at 10:46/mile Ave HR= 121 bpm and rest a few minutes</text:p>
            </text:list-header>
          </text:list>
        </text:list-item>
      </text:list>
      <text:list xml:id="list33832975" text:continue-list="list33824122"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3809666"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5029888133185057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28496384494691617"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610053178897964056"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1106329325676049580"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278534100295501737"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38589283417876691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3829617"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810415"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43225060629814154"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40057816326603709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518141475785051309"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683552074136080704"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65704114210527712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684116104464459594" text:style-name="L32">
        <text:list-item>
          <text:list>
            <text:list-header>
              <text:p text:style-name="P196">0.25 miles in 2:54</text:p>
              <text:p text:style-name="P196">1 mile in 9:21 going faster as I ran and ending at around 8:30 pace</text:p>
            </text:list-header>
          </text:list>
        </text:list-item>
      </text:list>
      <text:list xml:id="list1042352852675209109"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84484004015256024"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897748657124569519"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873504137638843320"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text:soft-page-break/>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361163695753299332"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ext:soft-page-break/>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05T13:57:27.71</dc:date>
    <dc:creator>James Lombardi</dc:creator>
    <meta:editing-duration>P25DT4H36M40S</meta:editing-duration>
    <meta:editing-cycles>1972</meta:editing-cycles>
    <meta:generator>OpenOffice/4.1.2$Win32 OpenOffice.org_project/412m3$Build-9782</meta:generator>
    <meta:document-statistic meta:table-count="0" meta:image-count="9" meta:object-count="0" meta:page-count="196" meta:paragraph-count="5702" meta:word-count="61741" meta:character-count="316469"/>
  </office:meta>
</office:document-meta>
</file>